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text:line-break/>using namespace std;<text:line-break/><text:line-break/>int calcTime(vector&lt;int&gt; &amp;orig, vector&lt;int&gt; &amp;ideal){<text:line-break/> <text:s text:c="3"/><text:line-break/>}<text:line-break/><text:line-break/>int main() {<text:line-break/> <text:s text:c="3"/>int N,val;<text:line-break/> <text:s text:c="3"/>cout&lt;&lt;"Enter input constraint:"&lt;&lt;endl;<text:line-break/> <text:s text:c="3"/>cin&gt;&gt;N;<text:line-break/> <text:s text:c="3"/>vector&lt;int&gt; orig(N),ideal(N);<text:line-break/> <text:s text:c="3"/>cout&lt;&lt;"Enter values of original sequence"&lt;&lt;endl;<text:line-break/> <text:s text:c="3"/>for(int i=0;i&lt;N;i++)<text:line-break/> <text:s text:c="7"/>{<text:line-break/> <text:s text:c="11"/>cin&gt;&gt;val;<text:line-break/> <text:s text:c="11"/>orig.push_back(val);<text:line-break/> <text:s text:c="7"/>}<text:line-break/> <text:s text:c="3"/>cout&lt;&lt;"Enter values of Ideal sequence"&lt;&lt;endl;<text:line-break/> <text:s text:c="3"/>for(int i=0;i&lt;N;i++)<text:line-break/> <text:s text:c="7"/>{<text:line-break/> <text:s text:c="11"/>cin&gt;&gt;val;<text:line-break/> <text:s text:c="11"/>ideal.push_back(val);<text:line-break/> <text:s text:c="7"/>}<text:line-break/> <text:s text:c="3"/>int ttime = calcTime(orig,ideal);<text:line-break/> <text:s text:c="3"/><text:line-break/> <text:s text:c="3"/>return 0;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9-01T11:35:54.111000000</dc:date>
    <meta:editing-duration>PT6M36S</meta:editing-duration>
    <meta:editing-cycles>2</meta:editing-cycles>
    <meta:document-statistic meta:table-count="0" meta:image-count="0" meta:object-count="0" meta:page-count="1" meta:paragraph-count="1" meta:word-count="51" meta:character-count="583" meta:non-whitespace-character-count="400"/>
  </office:meta>
</office:document-meta>
</file>